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ly 16, 2023 <text:s/>Presque Isle ½ marathon in 2:09:17 or 9:49/mile</text:p>
      <text:p text:style-name="P1">July 17, 2022 <text:s/>Presque Isle ½ marathon in 2:09:20 or 9:49/mile</text:p>
      <text:p text:style-name="P1">July 16, 2023 <text:s/>Presque Isle ½ marathon in 2:09:17 or 9:49/mile</text:p>
      <text:p text:style-name="P1">July 17, 2022 <text:s/>Presque Isle ½ marathon in 2:09:20 or 9:49/mile</text:p>
      <text:p text:style-name="P1">July 16, 2023 <text:s/>Presque Isle ½ marathon in 2:09:17 or 9:49/mile</text:p>
      <text:p text:style-name="P1">July 17, 2022 <text:s/>Presque Isle ½ marathon in 2:09:20 or 9:49/mile</text:p>
      <text:p text:style-name="P1">July 16, 2023 <text:s/>Presque Isle ½ marathon in 2:09:17 or 9:49/mile</text:p>
      <text:p text:style-name="P1">July 17, 2022 <text:s/>Presque Isle ½ marathon in 2:09:20 or 9:49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4-07-10T14:53:38.85</meta:creation-date>
    <meta:generator>OpenOffice/4.1.2$Win32 OpenOffice.org_project/412m3$Build-9782</meta:generator>
    <dc:date>2024-07-10T15:36:47.62</dc:date>
    <dc:creator>James Lombardi</dc:creator>
    <meta:editing-duration>PT8M22S</meta:editing-duration>
    <meta:editing-cycles>3</meta:editing-cycles>
    <meta:document-statistic meta:table-count="0" meta:image-count="0" meta:object-count="0" meta:page-count="1" meta:paragraph-count="8" meta:word-count="88" meta:character-count="496"/>
  </office:meta>
</office:document-meta>
</file>